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Pictures/2000006100002A48000001737E4163A0C2D12F19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Pictures/2000006100002A48000001737E4163A0C2D12F19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2000006100002A48000001737E4163A0C2D12F19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Pictures/2000006100002A48000001737E4163A0C2D12F19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25mm" svg:height="117.04mm" svg:x="0mm" svg:y="63.86mm">
            <loext:p draw:notify-on-update-of-ranges="Hoja1.A12:Hoja1.A14 Hoja1.B1:Hoja1.B1 Hoja1.B12:Hoja1.B14 Hoja1.C1:Hoja1.C1 Hoja1.C12:Hoja1.C14 Hoja1.D1:Hoja1.D1 Hoja1.D12:Hoja1.D14 Hoja1.E1:Hoja1.E1 Hoja1.E12:Hoja1.E14 Hoja1.F1:Hoja1.F1 Hoja1.F12:Hoja1.F14 Hoja1.G1:Hoja1.G1 Hoja1.G12:Hoja1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pulation size (N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Effective population size (Ne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otal mutation rate per gene per generation (<text:span text:style-name="T1">μ)</text:span>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  <table:table-cell table:formula="of:=10^-5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Fitness coefficient (s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 of mutations with a given s</text:p>
          </table:table-cell>
          <table:table-cell table:number-columns-repeated="6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mber of new mutations per generation</text:p>
          </table:table-cell>
          <table:table-cell table:formula="of:=2*[.B1]*[.B3]" office:value-type="float" office:value="0.002" calcext:value-type="float">
            <text:p>0,002</text:p>
          </table:table-cell>
          <table:table-cell table:formula="of:=2*[.C1]*[.C3]" office:value-type="float" office:value="0.02" calcext:value-type="float">
            <text:p>0,02</text:p>
          </table:table-cell>
          <table:table-cell table:formula="of:=2*[.D1]*[.D3]" office:value-type="float" office:value="0.2" calcext:value-type="float">
            <text:p>0,2</text:p>
          </table:table-cell>
          <table:table-cell table:formula="of:=2*[.E1]*[.E3]" office:value-type="float" office:value="2" calcext:value-type="float">
            <text:p>2</text:p>
          </table:table-cell>
          <table:table-cell table:formula="of:=2*[.F1]*[.F3]" office:value-type="float" office:value="20" calcext:value-type="float">
            <text:p>20</text:p>
          </table:table-cell>
          <table:table-cell table:formula="of:=2*[.G1]*[.G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ixation probability</text:p>
          </table:table-cell>
          <table:table-cell table:formula="of:=1/(2*[.B1])" office:value-type="float" office:value="0.005" calcext:value-type="float">
            <text:p>0,005</text:p>
          </table:table-cell>
          <table:table-cell table:formula="of:=1/(2*[.C1])" office:value-type="float" office:value="0.0005" calcext:value-type="float">
            <text:p>0,0005</text:p>
          </table:table-cell>
          <table:table-cell table:formula="of:=1/(2*[.D1])" office:value-type="float" office:value="0.00005" calcext:value-type="float">
            <text:p>5E-05</text:p>
          </table:table-cell>
          <table:table-cell table:formula="of:=1/(2*[.E1])" office:value-type="float" office:value="0.000005" calcext:value-type="float">
            <text:p>5E-06</text:p>
          </table:table-cell>
          <table:table-cell table:formula="of:=1/(2*[.F1])" office:value-type="float" office:value="0.0000005" calcext:value-type="float">
            <text:p>5E-07</text:p>
          </table:table-cell>
          <table:table-cell table:formula="of:=1/(2*[.G1])" office:value-type="float" office:value="0.00000005" calcext:value-type="float">
            <text:p>5E-08</text:p>
          </table:table-cell>
        </table:table-row>
        <table:table-row table:style-name="ro1">
          <table:table-cell office:value-type="string" calcext:value-type="string">
            <text:p>Rate of evolution</text:p>
          </table:table-cell>
          <table:table-cell table:formula="of:=[.B6]*[.B7]" office:value-type="float" office:value="0.00001" calcext:value-type="float">
            <text:p>1E-05</text:p>
          </table:table-cell>
          <table:table-cell table:formula="of:=[.C6]*[.C7]" office:value-type="float" office:value="0.00001" calcext:value-type="float">
            <text:p>1E-05</text:p>
          </table:table-cell>
          <table:table-cell table:formula="of:=[.D6]*[.D7]" office:value-type="float" office:value="0.00001" calcext:value-type="float">
            <text:p>1E-05</text:p>
          </table:table-cell>
          <table:table-cell table:formula="of:=[.E6]*[.E7]" office:value-type="float" office:value="0.00001" calcext:value-type="float">
            <text:p>1E-05</text:p>
          </table:table-cell>
          <table:table-cell table:formula="of:=[.F6]*[.F7]" office:value-type="float" office:value="0.00001" calcext:value-type="float">
            <text:p>1E-05</text:p>
          </table:table-cell>
          <table:table-cell table:formula="of:=[.G6]*[.G7]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Number of mutations fixed in 10⁶ generations</text:p>
          </table:table-cell>
          <table:table-cell table:formula="of:=[.B8]*(10^6)" office:value-type="float" office:value="10" calcext:value-type="float">
            <text:p>10</text:p>
          </table:table-cell>
          <table:table-cell table:formula="of:=[.C8]*(10^6)" office:value-type="float" office:value="10" calcext:value-type="float">
            <text:p>10</text:p>
          </table:table-cell>
          <table:table-cell table:formula="of:=[.D8]*(10^6)" office:value-type="float" office:value="10" calcext:value-type="float">
            <text:p>10</text:p>
          </table:table-cell>
          <table:table-cell table:formula="of:=[.E8]*(10^6)" office:value-type="float" office:value="10" calcext:value-type="float">
            <text:p>10</text:p>
          </table:table-cell>
          <table:table-cell table:formula="of:=[.F8]*(10^6)" office:value-type="float" office:value="10" calcext:value-type="float">
            <text:p>10</text:p>
          </table:table-cell>
          <table:table-cell table:formula="of:=[.G8]*(10^6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erage time to fixation of a new neutral mutant</text:p>
          </table:table-cell>
          <table:table-cell table:formula="of:=-(4*[.B2])" office:value-type="float" office:value="-40" calcext:value-type="float">
            <text:p>-40</text:p>
          </table:table-cell>
          <table:table-cell table:formula="of:=-(4*[.C2])" office:value-type="float" office:value="-400" calcext:value-type="float">
            <text:p>-400</text:p>
          </table:table-cell>
          <table:table-cell table:formula="of:=-(4*[.D2])" office:value-type="float" office:value="-4000" calcext:value-type="float">
            <text:p>-4000</text:p>
          </table:table-cell>
          <table:table-cell table:formula="of:=-(4*[.E2])" office:value-type="float" office:value="-40000" calcext:value-type="float">
            <text:p>-40000</text:p>
          </table:table-cell>
          <table:table-cell table:formula="of:=-(4*[.F2])" office:value-type="float" office:value="-400000" calcext:value-type="float">
            <text:p>-400000</text:p>
          </table:table-cell>
          <table:table-cell table:formula="of:=-(4*[.G2])" office:value-type="float" office:value="-4000000" calcext:value-type="float">
            <text:p>-4000000</text:p>
          </table:table-cell>
        </table:table-row>
        <table:table-row table:style-name="ro1">
          <table:table-cell office:value-type="string" calcext:value-type="string">
            <text:p>Average time to extinction of a new neutral mutant</text:p>
          </table:table-cell>
          <table:table-cell table:formula="of:=2*([.B2]*[.B1])*LN(2*[.B1])" office:value-type="float" office:value="10596.6347330961" calcext:value-type="float">
            <text:p>10596,6347330961</text:p>
          </table:table-cell>
          <table:table-cell table:formula="of:=2*([.C2]*[.C1])*LN(2*[.C1])" office:value-type="float" office:value="1520180.49190842" calcext:value-type="float">
            <text:p>1520180,49190842</text:p>
          </table:table-cell>
          <table:table-cell table:formula="of:=2*([.D2]*[.D1])*LN(2*[.D1])" office:value-type="float" office:value="198069751.050723" calcext:value-type="float">
            <text:p>198069751,050723</text:p>
          </table:table-cell>
          <table:table-cell table:formula="of:=2*([.E2]*[.E1])*LN(2*[.E1])" office:value-type="float" office:value="24412145291.0603" calcext:value-type="float">
            <text:p>24412145291,0603</text:p>
          </table:table-cell>
          <table:table-cell table:formula="of:=2*([.F2]*[.F1])*LN(2*[.F1])" office:value-type="float" office:value="2901731547704.84" calcext:value-type="float">
            <text:p>2901731547704,84</text:p>
          </table:table-cell>
          <table:table-cell table:formula="of:=2*([.G2]*[.G1])*LN(2*[.G1])" office:value-type="float" office:value="336224856630365" calcext:value-type="float">
            <text:p>336224856630365</text:p>
          </table:table-cell>
        </table:table-row>
        <table:table-row table:style-name="ro1">
          <table:table-cell office:value-type="string" calcext:value-type="string">
            <text:p>log New mutations</text:p>
          </table:table-cell>
          <table:table-cell table:formula="of:=LOG([.B6])" office:value-type="float" office:value="-2.69897000433602" calcext:value-type="float">
            <text:p>-2,69897000433602</text:p>
          </table:table-cell>
          <table:table-cell table:formula="of:=LOG([.C6])" office:value-type="float" office:value="-1.69897000433602" calcext:value-type="float">
            <text:p>-1,69897000433602</text:p>
          </table:table-cell>
          <table:table-cell table:formula="of:=LOG([.D6])" office:value-type="float" office:value="-0.698970004336019" calcext:value-type="float">
            <text:p>-0,698970004336019</text:p>
          </table:table-cell>
          <table:table-cell table:formula="of:=LOG([.E6])" office:value-type="float" office:value="0.301029995663981" calcext:value-type="float">
            <text:p>0,301029995663981</text:p>
          </table:table-cell>
          <table:table-cell table:formula="of:=LOG([.F6])" office:value-type="float" office:value="1.30102999566398" calcext:value-type="float">
            <text:p>1,30102999566398</text:p>
          </table:table-cell>
          <table:table-cell table:formula="of:=LOG([.G6])" office:value-type="float" office:value="2.30102999566398" calcext:value-type="float">
            <text:p>2,30102999566398</text:p>
          </table:table-cell>
        </table:table-row>
        <table:table-row table:style-name="ro1">
          <table:table-cell office:value-type="string" calcext:value-type="string">
            <text:p>log Rate of evolution</text:p>
          </table:table-cell>
          <table:table-cell table:formula="of:=LOG([.B8])" office:value-type="float" office:value="-5" calcext:value-type="float">
            <text:p>-5</text:p>
          </table:table-cell>
          <table:table-cell table:formula="of:=LOG([.C8])" office:value-type="float" office:value="-5" calcext:value-type="float">
            <text:p>-5</text:p>
          </table:table-cell>
          <table:table-cell table:formula="of:=LOG([.D8])" office:value-type="float" office:value="-5" calcext:value-type="float">
            <text:p>-5</text:p>
          </table:table-cell>
          <table:table-cell table:formula="of:=LOG([.E8])" office:value-type="float" office:value="-5" calcext:value-type="float">
            <text:p>-5</text:p>
          </table:table-cell>
          <table:table-cell table:formula="of:=LOG([.F8])" office:value-type="float" office:value="-5" calcext:value-type="float">
            <text:p>-5</text:p>
          </table:table-cell>
          <table:table-cell table:formula="of:=LOG([.G8]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log Fixation probability</text:p>
          </table:table-cell>
          <table:table-cell table:formula="of:=LOG([.B7])" office:value-type="float" office:value="-2.30102999566398" calcext:value-type="float">
            <text:p>-2,30102999566398</text:p>
          </table:table-cell>
          <table:table-cell table:formula="of:=LOG([.C7])" office:value-type="float" office:value="-3.30102999566398" calcext:value-type="float">
            <text:p>-3,30102999566398</text:p>
          </table:table-cell>
          <table:table-cell table:formula="of:=LOG([.D7])" office:value-type="float" office:value="-4.30102999566398" calcext:value-type="float">
            <text:p>-4,30102999566398</text:p>
          </table:table-cell>
          <table:table-cell table:formula="of:=LOG([.E7])" office:value-type="float" office:value="-5.30102999566398" calcext:value-type="float">
            <text:p>-5,30102999566398</text:p>
          </table:table-cell>
          <table:table-cell table:formula="of:=LOG([.F7])" office:value-type="float" office:value="-6.30102999566398" calcext:value-type="float">
            <text:p>-6,30102999566398</text:p>
          </table:table-cell>
          <table:table-cell table:formula="of:=LOG([.G7])" office:value-type="float" office:value="-7.30102999566398" calcext:value-type="float">
            <text:p>-7,30102999566398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Hoja1_2" table:style-name="ta1">
        <table:shapes>
          <draw:frame draw:z-index="0" draw:style-name="gr1" draw:text-style-name="P1" svg:width="160.25mm" svg:height="117.04mm" svg:x="0mm" svg:y="64.16mm">
            <loext:p draw:notify-on-update-of-ranges="Hoja1_2.A12:Hoja1_2.A14 Hoja1_2.B1:Hoja1_2.B1 Hoja1_2.B12:Hoja1_2.B14 Hoja1_2.C1:Hoja1_2.C1 Hoja1_2.C12:Hoja1_2.C14 Hoja1_2.D1:Hoja1_2.D1 Hoja1_2.D12:Hoja1_2.D14 Hoja1_2.E1:Hoja1_2.E1 Hoja1_2.E12:Hoja1_2.E14 Hoja1_2.F1:Hoja1_2.F1 Hoja1_2.F12:Hoja1_2.F14 Hoja1_2.G1:Hoja1_2.G1 Hoja1_2.G12:Hoja1_2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pulation size (N)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Effective population size (Ne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otal mutation rate per gene per generation (<text:span text:style-name="T1">μ)</text:span>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  <table:table-cell table:formula="of:=10^-4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Fitness coefficient (s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ction of mutations with a given s</text:p>
          </table:table-cell>
          <table:table-cell table:number-columns-repeated="6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umber of new mutations per generation</text:p>
          </table:table-cell>
          <table:table-cell table:formula="of:=2*[.B1]*[.B3]" office:value-type="float" office:value="0.02" calcext:value-type="float">
            <text:p>0,02</text:p>
          </table:table-cell>
          <table:table-cell table:formula="of:=2*[.C1]*[.C3]" office:value-type="float" office:value="0.2" calcext:value-type="float">
            <text:p>0,2</text:p>
          </table:table-cell>
          <table:table-cell table:formula="of:=2*[.D1]*[.D3]" office:value-type="float" office:value="2" calcext:value-type="float">
            <text:p>2</text:p>
          </table:table-cell>
          <table:table-cell table:formula="of:=2*[.E1]*[.E3]" office:value-type="float" office:value="20" calcext:value-type="float">
            <text:p>20</text:p>
          </table:table-cell>
          <table:table-cell table:formula="of:=2*[.F1]*[.F3]" office:value-type="float" office:value="200" calcext:value-type="float">
            <text:p>200</text:p>
          </table:table-cell>
          <table:table-cell table:formula="of:=2*[.G1]*[.G3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Fixation probability</text:p>
          </table:table-cell>
          <table:table-cell table:formula="of:=1/(2*[.B1])" office:value-type="float" office:value="0.005" calcext:value-type="float">
            <text:p>0,005</text:p>
          </table:table-cell>
          <table:table-cell table:formula="of:=1/(2*[.C1])" office:value-type="float" office:value="0.0005" calcext:value-type="float">
            <text:p>0,0005</text:p>
          </table:table-cell>
          <table:table-cell table:formula="of:=1/(2*[.D1])" office:value-type="float" office:value="0.00005" calcext:value-type="float">
            <text:p>5E-05</text:p>
          </table:table-cell>
          <table:table-cell table:formula="of:=1/(2*[.E1])" office:value-type="float" office:value="0.000005" calcext:value-type="float">
            <text:p>5E-06</text:p>
          </table:table-cell>
          <table:table-cell table:formula="of:=1/(2*[.F1])" office:value-type="float" office:value="0.0000005" calcext:value-type="float">
            <text:p>5E-07</text:p>
          </table:table-cell>
          <table:table-cell table:formula="of:=1/(2*[.G1])" office:value-type="float" office:value="0.00000005" calcext:value-type="float">
            <text:p>5E-08</text:p>
          </table:table-cell>
        </table:table-row>
        <table:table-row table:style-name="ro1">
          <table:table-cell office:value-type="string" calcext:value-type="string">
            <text:p>Rate of evolution</text:p>
          </table:table-cell>
          <table:table-cell table:formula="of:=[.B6]*[.B7]" office:value-type="float" office:value="0.0001" calcext:value-type="float">
            <text:p>0,0001</text:p>
          </table:table-cell>
          <table:table-cell table:formula="of:=[.C6]*[.C7]" office:value-type="float" office:value="0.0001" calcext:value-type="float">
            <text:p>0,0001</text:p>
          </table:table-cell>
          <table:table-cell table:formula="of:=[.D6]*[.D7]" office:value-type="float" office:value="0.0001" calcext:value-type="float">
            <text:p>0,0001</text:p>
          </table:table-cell>
          <table:table-cell table:formula="of:=[.E6]*[.E7]" office:value-type="float" office:value="0.0001" calcext:value-type="float">
            <text:p>0,0001</text:p>
          </table:table-cell>
          <table:table-cell table:formula="of:=[.F6]*[.F7]" office:value-type="float" office:value="0.0001" calcext:value-type="float">
            <text:p>1E-04</text:p>
          </table:table-cell>
          <table:table-cell table:formula="of:=[.G6]*[.G7]" office:value-type="float" office:value="0.0001" calcext:value-type="float">
            <text:p>1E-04</text:p>
          </table:table-cell>
        </table:table-row>
        <table:table-row table:style-name="ro1">
          <table:table-cell office:value-type="string" calcext:value-type="string">
            <text:p>Number of mutations fixed in 10⁶ generations</text:p>
          </table:table-cell>
          <table:table-cell table:formula="of:=[.B8]*(10^6)" office:value-type="float" office:value="100" calcext:value-type="float">
            <text:p>100</text:p>
          </table:table-cell>
          <table:table-cell table:formula="of:=[.C8]*(10^6)" office:value-type="float" office:value="100" calcext:value-type="float">
            <text:p>100</text:p>
          </table:table-cell>
          <table:table-cell table:formula="of:=[.D8]*(10^6)" office:value-type="float" office:value="100" calcext:value-type="float">
            <text:p>100</text:p>
          </table:table-cell>
          <table:table-cell table:formula="of:=[.E8]*(10^6)" office:value-type="float" office:value="100" calcext:value-type="float">
            <text:p>100</text:p>
          </table:table-cell>
          <table:table-cell table:formula="of:=[.F8]*(10^6)" office:value-type="float" office:value="100" calcext:value-type="float">
            <text:p>100</text:p>
          </table:table-cell>
          <table:table-cell table:formula="of:=[.G8]*(10^6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 time to fixation of a new neutral mutant</text:p>
          </table:table-cell>
          <table:table-cell table:formula="of:=-(4*[.B2])" office:value-type="float" office:value="-40" calcext:value-type="float">
            <text:p>-40</text:p>
          </table:table-cell>
          <table:table-cell table:formula="of:=-(4*[.C2])" office:value-type="float" office:value="-400" calcext:value-type="float">
            <text:p>-400</text:p>
          </table:table-cell>
          <table:table-cell table:formula="of:=-(4*[.D2])" office:value-type="float" office:value="-4000" calcext:value-type="float">
            <text:p>-4000</text:p>
          </table:table-cell>
          <table:table-cell table:formula="of:=-(4*[.E2])" office:value-type="float" office:value="-40000" calcext:value-type="float">
            <text:p>-40000</text:p>
          </table:table-cell>
          <table:table-cell table:formula="of:=-(4*[.F2])" office:value-type="float" office:value="-400000" calcext:value-type="float">
            <text:p>-400000</text:p>
          </table:table-cell>
          <table:table-cell table:formula="of:=-(4*[.G2])" office:value-type="float" office:value="-4000000" calcext:value-type="float">
            <text:p>-4000000</text:p>
          </table:table-cell>
        </table:table-row>
        <table:table-row table:style-name="ro1">
          <table:table-cell office:value-type="string" calcext:value-type="string">
            <text:p>Average time to extinction of a new neutral mutant</text:p>
          </table:table-cell>
          <table:table-cell table:formula="of:=2*([.B2]*[.B1])*LN(2*[.B1])" office:value-type="float" office:value="10596.6347330961" calcext:value-type="float">
            <text:p>10596,6347330961</text:p>
          </table:table-cell>
          <table:table-cell table:formula="of:=2*([.C2]*[.C1])*LN(2*[.C1])" office:value-type="float" office:value="1520180.49190842" calcext:value-type="float">
            <text:p>1520180,49190842</text:p>
          </table:table-cell>
          <table:table-cell table:formula="of:=2*([.D2]*[.D1])*LN(2*[.D1])" office:value-type="float" office:value="198069751.050723" calcext:value-type="float">
            <text:p>198069751,050723</text:p>
          </table:table-cell>
          <table:table-cell table:formula="of:=2*([.E2]*[.E1])*LN(2*[.E1])" office:value-type="float" office:value="24412145291.0603" calcext:value-type="float">
            <text:p>24412145291,0603</text:p>
          </table:table-cell>
          <table:table-cell table:formula="of:=2*([.F2]*[.F1])*LN(2*[.F1])" office:value-type="float" office:value="2901731547704.84" calcext:value-type="float">
            <text:p>2901731547704,84</text:p>
          </table:table-cell>
          <table:table-cell table:formula="of:=2*([.G2]*[.G1])*LN(2*[.G1])" office:value-type="float" office:value="336224856630365" calcext:value-type="float">
            <text:p>336224856630365</text:p>
          </table:table-cell>
        </table:table-row>
        <table:table-row table:style-name="ro1">
          <table:table-cell office:value-type="string" calcext:value-type="string">
            <text:p>log New mutations</text:p>
          </table:table-cell>
          <table:table-cell table:formula="of:=LOG([.B6])" office:value-type="float" office:value="-1.69897000433602" calcext:value-type="float">
            <text:p>-1,69897000433602</text:p>
          </table:table-cell>
          <table:table-cell table:formula="of:=LOG([.C6])" office:value-type="float" office:value="-0.698970004336019" calcext:value-type="float">
            <text:p>-0,698970004336019</text:p>
          </table:table-cell>
          <table:table-cell table:formula="of:=LOG([.D6])" office:value-type="float" office:value="0.301029995663981" calcext:value-type="float">
            <text:p>0,301029995663981</text:p>
          </table:table-cell>
          <table:table-cell table:formula="of:=LOG([.E6])" office:value-type="float" office:value="1.30102999566398" calcext:value-type="float">
            <text:p>1,30102999566398</text:p>
          </table:table-cell>
          <table:table-cell table:formula="of:=LOG([.F6])" office:value-type="float" office:value="2.30102999566398" calcext:value-type="float">
            <text:p>2,30102999566398</text:p>
          </table:table-cell>
          <table:table-cell table:formula="of:=LOG([.G6])" office:value-type="float" office:value="3.30102999566398" calcext:value-type="float">
            <text:p>3,30102999566398</text:p>
          </table:table-cell>
        </table:table-row>
        <table:table-row table:style-name="ro1">
          <table:table-cell office:value-type="string" calcext:value-type="string">
            <text:p>log Rate of evolution</text:p>
          </table:table-cell>
          <table:table-cell table:formula="of:=LOG([.B8])" office:value-type="float" office:value="-4" calcext:value-type="float">
            <text:p>-4</text:p>
          </table:table-cell>
          <table:table-cell table:formula="of:=LOG([.C8])" office:value-type="float" office:value="-4" calcext:value-type="float">
            <text:p>-4</text:p>
          </table:table-cell>
          <table:table-cell table:formula="of:=LOG([.D8])" office:value-type="float" office:value="-4" calcext:value-type="float">
            <text:p>-4</text:p>
          </table:table-cell>
          <table:table-cell table:formula="of:=LOG([.E8])" office:value-type="float" office:value="-4" calcext:value-type="float">
            <text:p>-4</text:p>
          </table:table-cell>
          <table:table-cell table:formula="of:=LOG([.F8])" office:value-type="float" office:value="-4" calcext:value-type="float">
            <text:p>-4</text:p>
          </table:table-cell>
          <table:table-cell table:formula="of:=LOG([.G8])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og Fixation probability</text:p>
          </table:table-cell>
          <table:table-cell table:formula="of:=LOG([.B7])" office:value-type="float" office:value="-2.30102999566398" calcext:value-type="float">
            <text:p>-2,30102999566398</text:p>
          </table:table-cell>
          <table:table-cell table:formula="of:=LOG([.C7])" office:value-type="float" office:value="-3.30102999566398" calcext:value-type="float">
            <text:p>-3,30102999566398</text:p>
          </table:table-cell>
          <table:table-cell table:formula="of:=LOG([.D7])" office:value-type="float" office:value="-4.30102999566398" calcext:value-type="float">
            <text:p>-4,30102999566398</text:p>
          </table:table-cell>
          <table:table-cell table:formula="of:=LOG([.E7])" office:value-type="float" office:value="-5.30102999566398" calcext:value-type="float">
            <text:p>-5,30102999566398</text:p>
          </table:table-cell>
          <table:table-cell table:formula="of:=LOG([.F7])" office:value-type="float" office:value="-6.30102999566398" calcext:value-type="float">
            <text:p>-6,30102999566398</text:p>
          </table:table-cell>
          <table:table-cell table:formula="of:=LOG([.G7])" office:value-type="float" office:value="-7.30102999566398" calcext:value-type="float">
            <text:p>-7,30102999566398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table table:name="Hoja3" table:style-name="ta1">
        <table:shapes>
          <draw:frame draw:z-index="0" draw:style-name="gr1" draw:text-style-name="P1" svg:width="130.79mm" svg:height="117.12mm" svg:x="0mm" svg:y="0mm">
            <loext:p draw:notify-on-update-of-ranges="Hoja1.A12:Hoja1.A14 Hoja1.B1:Hoja1.B1 Hoja1.B12:Hoja1.B14 Hoja1.C1:Hoja1.C1 Hoja1.C12:Hoja1.C14 Hoja1.D1:Hoja1.D1 Hoja1.D12:Hoja1.D14 Hoja1.E1:Hoja1.E1 Hoja1.E12:Hoja1.E14 Hoja1.F1:Hoja1.F1 Hoja1.F12:Hoja1.F14 Hoja1.G1:Hoja1.G1 Hoja1.G12:Hoja1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25mm" svg:height="117.04mm" svg:x="131.24mm" svg:y="0mm">
            <loext:p draw:notify-on-update-of-ranges="Hoja1_2.A12:Hoja1_2.A14 Hoja1_2.B1:Hoja1_2.B1 Hoja1_2.B12:Hoja1_2.B14 Hoja1_2.C1:Hoja1_2.C1 Hoja1_2.C12:Hoja1_2.C14 Hoja1_2.D1:Hoja1_2.D1 Hoja1_2.D12:Hoja1_2.D14 Hoja1_2.E1:Hoja1_2.E1 Hoja1_2.E12:Hoja1_2.E14 Hoja1_2.F1:Hoja1_2.F1 Hoja1_2.F12:Hoja1_2.F14 Hoja1_2.G1:Hoja1_2.G1 Hoja1_2.G12:Hoja1_2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11-02T09:50:05.571503578</meta:creation-date>
    <dc:date>2017-11-02T12:10:37.346177503</dc:date>
    <meta:editing-duration>PT5M22S</meta:editing-duration>
    <meta:editing-cycles>2</meta:editing-cycles>
    <meta:generator>LibreOffice/5.4.1.2$Linux_X86_64 LibreOffice_project/40m0$Build-2</meta:generator>
    <meta:document-statistic meta:table-count="3" meta:cell-count="1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style:rotation-angle="39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26cm" svg:height="11.705cm" xlink:href=".." xlink:type="simple" chart:class="chart:line" chart:style-name="ch1">
        <chart:title svg:x="3.888cm" svg:y="0.485cm" chart:style-name="ch2">
          <text:p>Population with mutation rate  µ = 10^-4</text:p>
        </chart:title>
        <chart:legend svg:x="12.382cm" svg:y="3.827cm" style:legend-expansion="custom" chartooo:width="3.232cm" chartooo:height="3.59cm" style:legend-expansion-aspect-ratio="0.900278551532033" chart:style-name="ch3"/>
        <chart:plot-area chart:style-name="ch4" table:cell-range-address="Hoja1_2.A12:Hoja1_2.G14 Hoja1_2.B1:Hoja1_2.G1" chart:data-source-has-labels="both" svg:x="1.018cm" svg:y="1.621cm" svg:width="11.095cm" svg:height="8.68cm" dr3d:transform="matrix (0.981263080094587 -0.0367957954285312 -0.189126510785946 0.0374356088017746 0.999299023975846 -0.00018940581070262 0.189000906973817 -0.00689420914262942 0.98195271120526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66cm" svg:y="1.62cm" svg:width="10.547cm" svg:height="8.507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A12:Hoja1_2.A14"/>
          </chart:axis>
          <chart:axis chart:dimension="y" chart:name="primary-y" chart:style-name="ch6">
            <chart:title svg:x="0.081cm" svg:y="7.076cm" chart:style-name="ch7">
              <text:p>Value</text:p>
            </chart:title>
            <chart:grid chart:style-name="ch8" chart:class="major"/>
          </chart:axis>
          <chart:axis chart:dimension="z" chart:name="primary-z" chart:style-name="ch6">
            <chart:title svg:x="10.441cm" svg:y="9.899cm" chart:style-name="ch9">
              <text:p>Population size</text:p>
            </chart:title>
          </chart:axis>
          <chart:series chart:style-name="ch10" chart:values-cell-range-address="Hoja1_2.B12:Hoja1_2.B14" chart:label-cell-address="Hoja1_2.B1:Hoja1_2.B1" chart:class="chart:line">
            <chart:data-point chart:repeated="3"/>
          </chart:series>
          <chart:series chart:style-name="ch11" chart:values-cell-range-address="Hoja1_2.C12:Hoja1_2.C14" chart:label-cell-address="Hoja1_2.C1:Hoja1_2.C1" chart:class="chart:line">
            <chart:data-point chart:repeated="3"/>
          </chart:series>
          <chart:series chart:style-name="ch12" chart:values-cell-range-address="Hoja1_2.D12:Hoja1_2.D14" chart:label-cell-address="Hoja1_2.D1:Hoja1_2.D1" chart:class="chart:line">
            <chart:data-point chart:repeated="3"/>
          </chart:series>
          <chart:series chart:style-name="ch13" chart:values-cell-range-address="Hoja1_2.E12:Hoja1_2.E14" chart:label-cell-address="Hoja1_2.E1:Hoja1_2.E1" chart:class="chart:line">
            <chart:data-point chart:repeated="3"/>
          </chart:series>
          <chart:series chart:style-name="ch14" chart:values-cell-range-address="Hoja1_2.F12:Hoja1_2.F14" chart:label-cell-address="Hoja1_2.F1:Hoja1_2.F1" chart:class="chart:line">
            <chart:data-point chart:repeated="3"/>
          </chart:series>
          <chart:series chart:style-name="ch15" chart:values-cell-range-address="Hoja1_2.G12:Hoja1_2.G14" chart:label-cell-address="Hoja1_2.G1:Hoja1_2.G1" chart:class="chart:line">
            <chart:data-point chart:repeated="3"/>
          </chart:series>
          <chart:wall chart:style-name="ch16"/>
          <chart:floor chart:style-name="ch17"/>
        </chart:plot-area>
        <draw:frame draw:style-name="gr1" draw:text-style-name="P1" svg:width="10.84cm" svg:height="0.384cm" svg:x="0.797cm" svg:y="10.635cm">
          <draw:image xlink:href="Pictures/2000006100002A48000001737E4163A0C2D12F1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_2.B1:Hoja1_2.B1</svg:desc>
                </draw:g>
              </table:table-cell>
              <table:table-cell office:value-type="string">
                <text:p>1000</text:p>
                <draw:g>
                  <svg:desc>Hoja1_2.C1:Hoja1_2.C1</svg:desc>
                </draw:g>
              </table:table-cell>
              <table:table-cell office:value-type="string">
                <text:p>10000</text:p>
                <draw:g>
                  <svg:desc>Hoja1_2.D1:Hoja1_2.D1</svg:desc>
                </draw:g>
              </table:table-cell>
              <table:table-cell office:value-type="string">
                <text:p>100000</text:p>
                <draw:g>
                  <svg:desc>Hoja1_2.E1:Hoja1_2.E1</svg:desc>
                </draw:g>
              </table:table-cell>
              <table:table-cell office:value-type="string">
                <text:p>1000000</text:p>
                <draw:g>
                  <svg:desc>Hoja1_2.F1:Hoja1_2.F1</svg:desc>
                </draw:g>
              </table:table-cell>
              <table:table-cell office:value-type="string">
                <text:p>10000000</text:p>
                <draw:g>
                  <svg:desc>Hoja1_2.G1:Hoja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_2.A12:Hoja1_2.A14</svg:desc>
                </draw:g>
              </table:table-cell>
              <table:table-cell office:value-type="float" office:value="-1.69897000433602">
                <text:p>-1.69897000433602</text:p>
                <draw:g>
                  <svg:desc>Hoja1_2.B12:Hoja1_2.B14</svg:desc>
                </draw:g>
              </table:table-cell>
              <table:table-cell office:value-type="float" office:value="-0.698970004336019">
                <text:p>-0.698970004336019</text:p>
                <draw:g>
                  <svg:desc>Hoja1_2.C12:Hoja1_2.C14</svg:desc>
                </draw:g>
              </table:table-cell>
              <table:table-cell office:value-type="float" office:value="0.301029995663981">
                <text:p>0.301029995663981</text:p>
                <draw:g>
                  <svg:desc>Hoja1_2.D12:Hoja1_2.D14</svg:desc>
                </draw:g>
              </table:table-cell>
              <table:table-cell office:value-type="float" office:value="1.30102999566398">
                <text:p>1.30102999566398</text:p>
                <draw:g>
                  <svg:desc>Hoja1_2.E12:Hoja1_2.E14</svg:desc>
                </draw:g>
              </table:table-cell>
              <table:table-cell office:value-type="float" office:value="2.30102999566398">
                <text:p>2.30102999566398</text:p>
                <draw:g>
                  <svg:desc>Hoja1_2.F12:Hoja1_2.F14</svg:desc>
                </draw:g>
              </table:table-cell>
              <table:table-cell office:value-type="float" office:value="3.30102999566398">
                <text:p>3.30102999566398</text:p>
                <draw:g>
                  <svg:desc>Hoja1_2.G12:Hoja1_2.G14</svg:desc>
                </draw:g>
              </table:table-cell>
            </table:table-row>
            <table:table-row>
              <table:table-cell office:value-type="string">
                <text:p>log Rate of evolution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log Fixation probability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39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8cm" svg:height="11.713cm" xlink:href=".." xlink:type="simple" chart:class="chart:line" chart:style-name="ch1">
        <chart:title svg:x="3.173cm" svg:y="0.485cm" chart:style-name="ch2">
          <text:p>Population with mutation rate  µ = 10^-5</text:p>
        </chart:title>
        <chart:plot-area chart:style-name="ch3" table:cell-range-address="Hoja1.A12:Hoja1.G14 Hoja1.B1:Hoja1.G1" chart:data-source-has-labels="both" svg:x="0.746cm" svg:y="1.83cm" svg:width="11.271cm" svg:height="8.477cm" dr3d:transform="matrix (0.981263080094587 -0.0367957954285312 -0.189126510785946 0.0374356088017746 0.999299023975846 -0.00018940581070262 0.189000906973817 -0.00689420914262942 0.98195271120526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77cm" svg:y="1.83cm" svg:width="10.757cm" svg:height="8.30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12:Hoja1.A14"/>
          </chart:axis>
          <chart:axis chart:dimension="y" chart:name="primary-y" chart:style-name="ch5">
            <chart:title svg:x="0.066cm" svg:y="7.08cm" chart:style-name="ch6">
              <text:p>Value</text:p>
            </chart:title>
            <chart:grid chart:style-name="ch7" chart:class="major"/>
          </chart:axis>
          <chart:axis chart:dimension="z" chart:name="primary-z" chart:style-name="ch5">
            <chart:title svg:x="10.144cm" svg:y="9.983cm" chart:style-name="ch8">
              <text:p>Population size</text:p>
            </chart:title>
          </chart:axis>
          <chart:series chart:style-name="ch9" chart:values-cell-range-address="Hoja1.B12:Hoja1.B14" chart:label-cell-address="Hoja1.B1:Hoja1.B1" chart:class="chart:line">
            <chart:data-point chart:repeated="3"/>
          </chart:series>
          <chart:series chart:style-name="ch10" chart:values-cell-range-address="Hoja1.C12:Hoja1.C14" chart:label-cell-address="Hoja1.C1:Hoja1.C1" chart:class="chart:line">
            <chart:data-point chart:repeated="3"/>
          </chart:series>
          <chart:series chart:style-name="ch11" chart:values-cell-range-address="Hoja1.D12:Hoja1.D14" chart:label-cell-address="Hoja1.D1:Hoja1.D1" chart:class="chart:line">
            <chart:data-point chart:repeated="3"/>
          </chart:series>
          <chart:series chart:style-name="ch12" chart:values-cell-range-address="Hoja1.E12:Hoja1.E14" chart:label-cell-address="Hoja1.E1:Hoja1.E1" chart:class="chart:line">
            <chart:data-point chart:repeated="3"/>
          </chart:series>
          <chart:series chart:style-name="ch13" chart:values-cell-range-address="Hoja1.F12:Hoja1.F14" chart:label-cell-address="Hoja1.F1:Hoja1.F1" chart:class="chart:line">
            <chart:data-point chart:repeated="3"/>
          </chart:series>
          <chart:series chart:style-name="ch14" chart:values-cell-range-address="Hoja1.G12:Hoja1.G14" chart:label-cell-address="Hoja1.G1:Hoja1.G1" chart:class="chart:line">
            <chart:data-point chart:repeated="3"/>
          </chart:series>
          <chart:wall chart:style-name="ch15"/>
          <chart:floor chart:style-name="ch16"/>
        </chart:plot-area>
        <draw:frame draw:style-name="gr1" draw:text-style-name="P1" svg:width="10.905cm" svg:height="0.384cm" svg:x="0.553cm" svg:y="10.383cm">
          <draw:image xlink:href="Pictures/2000006100002A48000001737E4163A0C2D12F1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.B1:Hoja1.B1</svg:desc>
                </draw:g>
              </table:table-cell>
              <table:table-cell office:value-type="string">
                <text:p>1000</text:p>
                <draw:g>
                  <svg:desc>Hoja1.C1:Hoja1.C1</svg:desc>
                </draw:g>
              </table:table-cell>
              <table:table-cell office:value-type="string">
                <text:p>10000</text:p>
                <draw:g>
                  <svg:desc>Hoja1.D1:Hoja1.D1</svg:desc>
                </draw:g>
              </table:table-cell>
              <table:table-cell office:value-type="string">
                <text:p>100000</text:p>
                <draw:g>
                  <svg:desc>Hoja1.E1:Hoja1.E1</svg:desc>
                </draw:g>
              </table:table-cell>
              <table:table-cell office:value-type="string">
                <text:p>1000000</text:p>
                <draw:g>
                  <svg:desc>Hoja1.F1:Hoja1.F1</svg:desc>
                </draw:g>
              </table:table-cell>
              <table:table-cell office:value-type="string">
                <text:p>10000000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.A12:Hoja1.A14</svg:desc>
                </draw:g>
              </table:table-cell>
              <table:table-cell office:value-type="float" office:value="-2.69897000433602">
                <text:p>-2.69897000433602</text:p>
                <draw:g>
                  <svg:desc>Hoja1.B12:Hoja1.B14</svg:desc>
                </draw:g>
              </table:table-cell>
              <table:table-cell office:value-type="float" office:value="-1.69897000433602">
                <text:p>-1.69897000433602</text:p>
                <draw:g>
                  <svg:desc>Hoja1.C12:Hoja1.C14</svg:desc>
                </draw:g>
              </table:table-cell>
              <table:table-cell office:value-type="float" office:value="-0.698970004336019">
                <text:p>-0.698970004336019</text:p>
                <draw:g>
                  <svg:desc>Hoja1.D12:Hoja1.D14</svg:desc>
                </draw:g>
              </table:table-cell>
              <table:table-cell office:value-type="float" office:value="0.301029995663981">
                <text:p>0.301029995663981</text:p>
                <draw:g>
                  <svg:desc>Hoja1.E12:Hoja1.E14</svg:desc>
                </draw:g>
              </table:table-cell>
              <table:table-cell office:value-type="float" office:value="1.30102999566398">
                <text:p>1.30102999566398</text:p>
                <draw:g>
                  <svg:desc>Hoja1.F12:Hoja1.F14</svg:desc>
                </draw:g>
              </table:table-cell>
              <table:table-cell office:value-type="float" office:value="2.30102999566398">
                <text:p>2.30102999566398</text:p>
                <draw:g>
                  <svg:desc>Hoja1.G12:Hoja1.G14</svg:desc>
                </draw:g>
              </table:table-cell>
            </table:table-row>
            <table:table-row>
              <table:table-cell office:value-type="string">
                <text:p>log Rate of evolution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log Fixation probability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style:rotation-angle="39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26cm" svg:height="11.705cm" xlink:href=".." xlink:type="simple" chart:class="chart:line" chart:style-name="ch1">
        <chart:title svg:x="3.888cm" svg:y="0.485cm" chart:style-name="ch2">
          <text:p>Population with mutation rate  µ = 10^-5</text:p>
        </chart:title>
        <chart:legend svg:x="12.382cm" svg:y="3.827cm" style:legend-expansion="custom" chartooo:width="3.232cm" chartooo:height="3.59cm" style:legend-expansion-aspect-ratio="0.900278551532033" chart:style-name="ch3"/>
        <chart:plot-area chart:style-name="ch4" table:cell-range-address="Hoja1.A12:Hoja1.G14 Hoja1.B1:Hoja1.G1" chart:data-source-has-labels="both" svg:x="1.018cm" svg:y="1.621cm" svg:width="11.095cm" svg:height="8.68cm" dr3d:transform="matrix (0.981263080094587 -0.0367957954285312 -0.189126510785946 0.0374356088017746 0.999299023975846 -0.00018940581070262 0.189000906973817 -0.00689420914262942 0.98195271120526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66cm" svg:y="1.62cm" svg:width="10.547cm" svg:height="8.507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A12:Hoja1.A14"/>
          </chart:axis>
          <chart:axis chart:dimension="y" chart:name="primary-y" chart:style-name="ch6">
            <chart:title svg:x="0.081cm" svg:y="7.076cm" chart:style-name="ch7">
              <text:p>Value</text:p>
            </chart:title>
            <chart:grid chart:style-name="ch8" chart:class="major"/>
          </chart:axis>
          <chart:axis chart:dimension="z" chart:name="primary-z" chart:style-name="ch6">
            <chart:title svg:x="10.44cm" svg:y="9.9cm" chart:style-name="ch9">
              <text:p>Population size</text:p>
            </chart:title>
          </chart:axis>
          <chart:series chart:style-name="ch10" chart:values-cell-range-address="Hoja1.B12:Hoja1.B14" chart:label-cell-address="Hoja1.B1:Hoja1.B1" chart:class="chart:line">
            <chart:data-point chart:repeated="3"/>
          </chart:series>
          <chart:series chart:style-name="ch11" chart:values-cell-range-address="Hoja1.C12:Hoja1.C14" chart:label-cell-address="Hoja1.C1:Hoja1.C1" chart:class="chart:line">
            <chart:data-point chart:repeated="3"/>
          </chart:series>
          <chart:series chart:style-name="ch12" chart:values-cell-range-address="Hoja1.D12:Hoja1.D14" chart:label-cell-address="Hoja1.D1:Hoja1.D1" chart:class="chart:line">
            <chart:data-point chart:repeated="3"/>
          </chart:series>
          <chart:series chart:style-name="ch13" chart:values-cell-range-address="Hoja1.E12:Hoja1.E14" chart:label-cell-address="Hoja1.E1:Hoja1.E1" chart:class="chart:line">
            <chart:data-point chart:repeated="3"/>
          </chart:series>
          <chart:series chart:style-name="ch14" chart:values-cell-range-address="Hoja1.F12:Hoja1.F14" chart:label-cell-address="Hoja1.F1:Hoja1.F1" chart:class="chart:line">
            <chart:data-point chart:repeated="3"/>
          </chart:series>
          <chart:series chart:style-name="ch15" chart:values-cell-range-address="Hoja1.G12:Hoja1.G14" chart:label-cell-address="Hoja1.G1:Hoja1.G1" chart:class="chart:line">
            <chart:data-point chart:repeated="3"/>
          </chart:series>
          <chart:wall chart:style-name="ch16"/>
          <chart:floor chart:style-name="ch17"/>
        </chart:plot-area>
        <draw:frame draw:style-name="gr1" draw:text-style-name="P1" svg:width="10.84cm" svg:height="0.384cm" svg:x="0.797cm" svg:y="10.635cm">
          <draw:image xlink:href="Pictures/2000006100002A48000001737E4163A0C2D12F1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.B1:Hoja1.B1</svg:desc>
                </draw:g>
              </table:table-cell>
              <table:table-cell office:value-type="string">
                <text:p>1000</text:p>
                <draw:g>
                  <svg:desc>Hoja1.C1:Hoja1.C1</svg:desc>
                </draw:g>
              </table:table-cell>
              <table:table-cell office:value-type="string">
                <text:p>10000</text:p>
                <draw:g>
                  <svg:desc>Hoja1.D1:Hoja1.D1</svg:desc>
                </draw:g>
              </table:table-cell>
              <table:table-cell office:value-type="string">
                <text:p>100000</text:p>
                <draw:g>
                  <svg:desc>Hoja1.E1:Hoja1.E1</svg:desc>
                </draw:g>
              </table:table-cell>
              <table:table-cell office:value-type="string">
                <text:p>1000000</text:p>
                <draw:g>
                  <svg:desc>Hoja1.F1:Hoja1.F1</svg:desc>
                </draw:g>
              </table:table-cell>
              <table:table-cell office:value-type="string">
                <text:p>10000000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.A12:Hoja1.A14</svg:desc>
                </draw:g>
              </table:table-cell>
              <table:table-cell office:value-type="float" office:value="-2.69897000433602">
                <text:p>-2.69897000433602</text:p>
                <draw:g>
                  <svg:desc>Hoja1.B12:Hoja1.B14</svg:desc>
                </draw:g>
              </table:table-cell>
              <table:table-cell office:value-type="float" office:value="-1.69897000433602">
                <text:p>-1.69897000433602</text:p>
                <draw:g>
                  <svg:desc>Hoja1.C12:Hoja1.C14</svg:desc>
                </draw:g>
              </table:table-cell>
              <table:table-cell office:value-type="float" office:value="-0.698970004336019">
                <text:p>-0.698970004336019</text:p>
                <draw:g>
                  <svg:desc>Hoja1.D12:Hoja1.D14</svg:desc>
                </draw:g>
              </table:table-cell>
              <table:table-cell office:value-type="float" office:value="0.301029995663981">
                <text:p>0.301029995663981</text:p>
                <draw:g>
                  <svg:desc>Hoja1.E12:Hoja1.E14</svg:desc>
                </draw:g>
              </table:table-cell>
              <table:table-cell office:value-type="float" office:value="1.30102999566398">
                <text:p>1.30102999566398</text:p>
                <draw:g>
                  <svg:desc>Hoja1.F12:Hoja1.F14</svg:desc>
                </draw:g>
              </table:table-cell>
              <table:table-cell office:value-type="float" office:value="2.30102999566398">
                <text:p>2.30102999566398</text:p>
                <draw:g>
                  <svg:desc>Hoja1.G12:Hoja1.G14</svg:desc>
                </draw:g>
              </table:table-cell>
            </table:table-row>
            <table:table-row>
              <table:table-cell office:value-type="string">
                <text:p>log Rate of evolution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log Fixation probability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style:rotation-angle="39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26cm" svg:height="11.705cm" xlink:href=".." xlink:type="simple" chart:class="chart:line" chart:style-name="ch1">
        <chart:title svg:x="3.888cm" svg:y="0.485cm" chart:style-name="ch2">
          <text:p>Population with mutation rate  µ = 10^-4</text:p>
        </chart:title>
        <chart:legend svg:x="12.382cm" svg:y="3.827cm" style:legend-expansion="custom" chartooo:width="3.232cm" chartooo:height="3.59cm" style:legend-expansion-aspect-ratio="0.900278551532033" chart:style-name="ch3"/>
        <chart:plot-area chart:style-name="ch4" table:cell-range-address="Hoja1_2.A12:Hoja1_2.G14 Hoja1_2.B1:Hoja1_2.G1" chart:data-source-has-labels="both" svg:x="1.018cm" svg:y="1.621cm" svg:width="11.095cm" svg:height="8.68cm" dr3d:transform="matrix (0.981263080094587 -0.0367957954285312 -0.189126510785946 0.0374356088017746 0.999299023975846 -0.00018940581070262 0.189000906973817 -0.00689420914262942 0.98195271120526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66cm" svg:y="1.62cm" svg:width="10.547cm" svg:height="8.507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_2.A12:Hoja1_2.A14"/>
          </chart:axis>
          <chart:axis chart:dimension="y" chart:name="primary-y" chart:style-name="ch6">
            <chart:title svg:x="0.081cm" svg:y="7.076cm" chart:style-name="ch7">
              <text:p>Value</text:p>
            </chart:title>
            <chart:grid chart:style-name="ch8" chart:class="major"/>
          </chart:axis>
          <chart:axis chart:dimension="z" chart:name="primary-z" chart:style-name="ch6">
            <chart:title svg:x="10.443cm" svg:y="9.897cm" chart:style-name="ch9">
              <text:p>Population size</text:p>
            </chart:title>
          </chart:axis>
          <chart:series chart:style-name="ch10" chart:values-cell-range-address="Hoja1_2.B12:Hoja1_2.B14" chart:label-cell-address="Hoja1_2.B1:Hoja1_2.B1" chart:class="chart:line">
            <chart:data-point chart:repeated="3"/>
          </chart:series>
          <chart:series chart:style-name="ch11" chart:values-cell-range-address="Hoja1_2.C12:Hoja1_2.C14" chart:label-cell-address="Hoja1_2.C1:Hoja1_2.C1" chart:class="chart:line">
            <chart:data-point chart:repeated="3"/>
          </chart:series>
          <chart:series chart:style-name="ch12" chart:values-cell-range-address="Hoja1_2.D12:Hoja1_2.D14" chart:label-cell-address="Hoja1_2.D1:Hoja1_2.D1" chart:class="chart:line">
            <chart:data-point chart:repeated="3"/>
          </chart:series>
          <chart:series chart:style-name="ch13" chart:values-cell-range-address="Hoja1_2.E12:Hoja1_2.E14" chart:label-cell-address="Hoja1_2.E1:Hoja1_2.E1" chart:class="chart:line">
            <chart:data-point chart:repeated="3"/>
          </chart:series>
          <chart:series chart:style-name="ch14" chart:values-cell-range-address="Hoja1_2.F12:Hoja1_2.F14" chart:label-cell-address="Hoja1_2.F1:Hoja1_2.F1" chart:class="chart:line">
            <chart:data-point chart:repeated="3"/>
          </chart:series>
          <chart:series chart:style-name="ch15" chart:values-cell-range-address="Hoja1_2.G12:Hoja1_2.G14" chart:label-cell-address="Hoja1_2.G1:Hoja1_2.G1" chart:class="chart:line">
            <chart:data-point chart:repeated="3"/>
          </chart:series>
          <chart:wall chart:style-name="ch16"/>
          <chart:floor chart:style-name="ch17"/>
        </chart:plot-area>
        <draw:frame draw:style-name="gr1" draw:text-style-name="P1" svg:width="10.84cm" svg:height="0.384cm" svg:x="0.797cm" svg:y="10.635cm">
          <draw:image xlink:href="Pictures/2000006100002A48000001737E4163A0C2D12F1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_2.B1:Hoja1_2.B1</svg:desc>
                </draw:g>
              </table:table-cell>
              <table:table-cell office:value-type="string">
                <text:p>1000</text:p>
                <draw:g>
                  <svg:desc>Hoja1_2.C1:Hoja1_2.C1</svg:desc>
                </draw:g>
              </table:table-cell>
              <table:table-cell office:value-type="string">
                <text:p>10000</text:p>
                <draw:g>
                  <svg:desc>Hoja1_2.D1:Hoja1_2.D1</svg:desc>
                </draw:g>
              </table:table-cell>
              <table:table-cell office:value-type="string">
                <text:p>100000</text:p>
                <draw:g>
                  <svg:desc>Hoja1_2.E1:Hoja1_2.E1</svg:desc>
                </draw:g>
              </table:table-cell>
              <table:table-cell office:value-type="string">
                <text:p>1000000</text:p>
                <draw:g>
                  <svg:desc>Hoja1_2.F1:Hoja1_2.F1</svg:desc>
                </draw:g>
              </table:table-cell>
              <table:table-cell office:value-type="string">
                <text:p>10000000</text:p>
                <draw:g>
                  <svg:desc>Hoja1_2.G1:Hoja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 New mutations</text:p>
                <draw:g>
                  <svg:desc>Hoja1_2.A12:Hoja1_2.A14</svg:desc>
                </draw:g>
              </table:table-cell>
              <table:table-cell office:value-type="float" office:value="-1.69897000433602">
                <text:p>-1.69897000433602</text:p>
                <draw:g>
                  <svg:desc>Hoja1_2.B12:Hoja1_2.B14</svg:desc>
                </draw:g>
              </table:table-cell>
              <table:table-cell office:value-type="float" office:value="-0.698970004336019">
                <text:p>-0.698970004336019</text:p>
                <draw:g>
                  <svg:desc>Hoja1_2.C12:Hoja1_2.C14</svg:desc>
                </draw:g>
              </table:table-cell>
              <table:table-cell office:value-type="float" office:value="0.301029995663981">
                <text:p>0.301029995663981</text:p>
                <draw:g>
                  <svg:desc>Hoja1_2.D12:Hoja1_2.D14</svg:desc>
                </draw:g>
              </table:table-cell>
              <table:table-cell office:value-type="float" office:value="1.30102999566398">
                <text:p>1.30102999566398</text:p>
                <draw:g>
                  <svg:desc>Hoja1_2.E12:Hoja1_2.E14</svg:desc>
                </draw:g>
              </table:table-cell>
              <table:table-cell office:value-type="float" office:value="2.30102999566398">
                <text:p>2.30102999566398</text:p>
                <draw:g>
                  <svg:desc>Hoja1_2.F12:Hoja1_2.F14</svg:desc>
                </draw:g>
              </table:table-cell>
              <table:table-cell office:value-type="float" office:value="3.30102999566398">
                <text:p>3.30102999566398</text:p>
                <draw:g>
                  <svg:desc>Hoja1_2.G12:Hoja1_2.G14</svg:desc>
                </draw:g>
              </table:table-cell>
            </table:table-row>
            <table:table-row>
              <table:table-cell office:value-type="string">
                <text:p>log Rate of evolution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log Fixation probability</text:p>
              </table:table-cell>
              <table:table-cell office:value-type="float" office:value="-2.30102999566398">
                <text:p>-2.30102999566398</text:p>
              </table:table-cell>
              <table:table-cell office:value-type="float" office:value="-3.30102999566398">
                <text:p>-3.30102999566398</text:p>
              </table:table-cell>
              <table:table-cell office:value-type="float" office:value="-4.30102999566398">
                <text:p>-4.30102999566398</text:p>
              </table:table-cell>
              <table:table-cell office:value-type="float" office:value="-5.30102999566398">
                <text:p>-5.30102999566398</text:p>
              </table:table-cell>
              <table:table-cell office:value-type="float" office:value="-6.30102999566398">
                <text:p>-6.30102999566398</text:p>
              </table:table-cell>
              <table:table-cell office:value-type="float" office:value="-7.30102999566398">
                <text:p>-7.301029995663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